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0fc38f"/>
    </style:style>
    <style:style style:name="P2" style:family="paragraph" style:parent-style-name="Heading_20_3">
      <style:text-properties fo:font-size="12pt" officeooo:paragraph-rsid="0009df4a" style:font-size-asian="12pt" style:font-size-complex="12pt"/>
    </style:style>
    <style:style style:name="P3" style:family="paragraph" style:parent-style-name="Heading_20_4">
      <style:text-properties officeooo:paragraph-rsid="000d1a45"/>
    </style:style>
    <style:style style:name="P4" style:family="paragraph" style:parent-style-name="Heading_20_4">
      <style:text-properties fo:font-size="12pt" officeooo:paragraph-rsid="000bb283" style:font-size-asian="12pt" style:font-size-complex="12pt"/>
    </style:style>
    <style:style style:name="P5" style:family="paragraph" style:parent-style-name="Text_20_body">
      <style:text-properties fo:font-size="12pt" officeooo:paragraph-rsid="000cc2c3" style:font-size-asian="12pt" style:font-size-complex="12pt"/>
    </style:style>
    <style:style style:name="P6" style:family="paragraph" style:parent-style-name="Text_20_body">
      <style:text-properties fo:font-size="12pt" officeooo:paragraph-rsid="000b6961" style:font-size-asian="12pt" style:font-size-complex="12pt"/>
    </style:style>
    <style:style style:name="P7" style:family="paragraph" style:parent-style-name="Text_20_body">
      <style:text-properties fo:font-size="12pt" officeooo:rsid="000dd99e" officeooo:paragraph-rsid="000dd99e" style:font-size-asian="12pt" style:font-size-complex="12pt"/>
    </style:style>
    <style:style style:name="P8" style:family="paragraph" style:parent-style-name="Text_20_body">
      <style:text-properties fo:font-size="12pt" officeooo:paragraph-rsid="000d1a45" style:font-size-asian="12pt" style:font-size-complex="12pt"/>
    </style:style>
    <style:style style:name="P9" style:family="paragraph" style:parent-style-name="Text_20_body">
      <style:text-properties fo:font-size="12pt" officeooo:rsid="000b6961" officeooo:paragraph-rsid="000b6961" style:font-size-asian="12pt" style:font-size-complex="12pt"/>
    </style:style>
    <style:style style:name="P10" style:family="paragraph" style:parent-style-name="Text_20_body">
      <style:text-properties fo:font-size="12pt" officeooo:paragraph-rsid="000bb283" style:font-size-asian="12pt" style:font-size-complex="12pt"/>
    </style:style>
    <style:style style:name="P11" style:family="paragraph" style:parent-style-name="Text_20_body">
      <style:text-properties fo:font-size="12pt" officeooo:paragraph-rsid="000fc38f" style:font-size-asian="12pt" style:font-size-complex="12pt"/>
    </style:style>
    <style:style style:name="P12" style:family="paragraph" style:parent-style-name="Text_20_body">
      <style:text-properties fo:font-size="12pt" fo:font-weight="bold" officeooo:rsid="000d1a45" officeooo:paragraph-rsid="000d1a45" style:font-size-asian="12pt" style:font-weight-asian="bold" style:font-size-complex="12pt" style:font-weight-complex="bold"/>
    </style:style>
    <style:style style:name="P13" style:family="paragraph" style:parent-style-name="Text_20_body">
      <style:text-properties fo:font-size="12pt" fo:font-weight="bold" officeooo:rsid="000fc38f" officeooo:paragraph-rsid="000fc38f" style:font-size-asian="12pt" style:font-weight-asian="bold" style:font-size-complex="12pt" style:font-weight-complex="bold"/>
    </style:style>
    <style:style style:name="T1" style:family="text">
      <style:text-properties officeooo:rsid="0009df4a"/>
    </style:style>
    <style:style style:name="T2" style:family="text">
      <style:text-properties officeooo:rsid="000b6961"/>
    </style:style>
    <style:style style:name="T3" style:family="text">
      <style:text-properties officeooo:rsid="000bb283"/>
    </style:style>
    <style:style style:name="T4" style:family="text">
      <style:text-properties style:text-position="super 58%"/>
    </style:style>
    <style:style style:name="T5" style:family="text">
      <style:text-properties style:text-position="super 58%" officeooo:rsid="000bb283"/>
    </style:style>
    <style:style style:name="T6" style:family="text">
      <style:text-properties style:text-position="super 58%" fo:font-weight="normal" officeooo:rsid="000d1a45" style:font-weight-asian="normal" style:font-weight-complex="normal"/>
    </style:style>
    <style:style style:name="T7" style:family="text">
      <style:text-properties style:text-position="super 58%" fo:font-size="12pt" style:font-size-asian="12pt" style:font-size-complex="12pt"/>
    </style:style>
    <style:style style:name="T8" style:family="text">
      <style:text-properties officeooo:rsid="000d1a45"/>
    </style:style>
    <style:style style:name="T9" style:family="text">
      <style:text-properties fo:font-weight="normal" style:font-weight-asian="normal" style:font-weight-complex="normal"/>
    </style:style>
    <style:style style:name="T10" style:family="text">
      <style:text-properties fo:font-weight="normal" officeooo:rsid="000d1a45" style:font-weight-asian="normal" style:font-weight-complex="normal"/>
    </style:style>
    <style:style style:name="T11" style:family="text">
      <style:text-properties fo:font-weight="normal" officeooo:rsid="000fc38f" style:font-weight-asian="normal" style:font-weight-complex="normal"/>
    </style:style>
    <style:style style:name="T12" style:family="text">
      <style:text-properties officeooo:rsid="000fc38f"/>
    </style:style>
    <style:style style:name="T13" style:family="text">
      <style:text-properties fo:font-size="12pt" style:font-size-asian="12pt" style:font-size-complex="12pt"/>
    </style:style>
    <style:style style:name="T14" style:family="text">
      <style:text-properties fo:font-size="12pt" officeooo:rsid="000bb283" style:font-size-asian="12pt" style:font-size-complex="12pt"/>
    </style:style>
    <style:style style:name="T15" style:family="text">
      <style:text-properties fo:font-size="12pt" officeooo:rsid="000d1a45" style:font-size-asian="12pt" style:font-size-complex="12pt"/>
    </style:style>
    <style:style style:name="T16" style:family="text">
      <style:text-properties fo:font-size="12pt" officeooo:rsid="000fc38f" style:font-size-asian="12pt" style:font-size-complex="12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bookmark text:name="what-information-github-collects-and-why"/><text:span text:style-name="T1">The Information We Collect</text:span></text:h>
      <text:p text:style-name="P5"><text:span text:style-name="T1">When a DARS (degree audit) report is uploaded to our servers, it is temporarily stored until it is parsed at which point the original PDF uploaded may be deleted. This parsed file may include current major, classes taken/received credit for, GPA, required classes for major, and answers to any questions we may directly ask the user. This information is only linked to the user through a unique identifier created and displayed to the user once a file is uploaded. If our program runs into errors at any stage here, we may save your DARS PDF which may include information linking your name to sensitive information including your GPA. You waive all rights to FERPA by using our service.</text:span></text:p>
      <text:p text:style-name="P6"><text:span text:style-name="T2">We also collect any classes specifically selected by the user while using our service. This may also include any class searches done on our site. Additionally, we will be storing the mock schedules created by the user. </text:span></text:p>
      <text:p text:style-name="P7">If emailed, we will store your email address and contents of your email.</text:p>
      <text:p text:style-name="P8"><text:span text:style-name="T8">We also collect and store your electronic signature on this privacy policy. This ties you to agreeing to PIGclass’s terms. </text:span></text:p>
      <text:p text:style-name="P9">We will not collect names from the uploaded DARS report or any other similar specifically identifying pieces of information from the uploaded DARS. </text:p>
      <text:h text:style-name="P4" text:outline-level="4"><text:span text:style-name="T3">3</text:span><text:span text:style-name="T5">rd</text:span><text:span text:style-name="T3"> Party Involvement</text:span></text:h>
      <text:p text:style-name="Text_20_body"><text:span text:style-name="T13">We use 3</text:span><text:span text:style-name="T7">rd</text:span><text:span text:style-name="T13"> party services by Amazon, specifically AWS and S3, in order to host our website and save all relevant data. Your data may also be subject to their terms of service and privacy policy, found here (</text:span><text:a xlink:type="simple" xlink:href="https://aws.amazon.com/service-terms/" text:style-name="Internet_20_link" text:visited-style-name="Visited_20_Internet_20_Link"><text:span text:style-name="T13">https://aws.amazon.com/service-terms/</text:span></text:a><text:span text:style-name="T14">) and here (</text:span><text:a xlink:type="simple" xlink:href="https://aws.amazon.com/privacy/" text:style-name="Internet_20_link" text:visited-style-name="Visited_20_Internet_20_Link"><text:span text:style-name="T14">https://aws.amazon.com/privacy/</text:span></text:a><text:span text:style-name="T14">). Additionally, anyone with your unique identifier may be able to access your information on our service. Giving this key out to others is not recommended and PIGclass does not take any responsibility for damages caused by users giving out their unique identifiers.</text:span></text:p>
      <text:p text:style-name="P10"><text:span text:style-name="T3">No user data will be shared publicly, unless anonymized. PIGclass employees also have the right to view user data. Any data that is viewed or shared will be done so only to improve PIGclass services. This means that relevant information may be used in advertisements, analysis, or other means deemed necessary by PIGclass. </text:span></text:p>
      <text:h text:style-name="P3" text:outline-level="4"><text:span text:style-name="T15">Data Retention</text:span></text:h>
      <text:p text:style-name="P8"><text:span text:style-name="T8">PIGclass will keep user data as long as deemed necessary by PIGclass. We do not guarantee that your data will be kept for any amount of time. If you want your account and any personal information removed, email us at (ADD EMAIL) with your unique identifier and we will remove it within 31 days of your request. Even after an account deletion, we may still keep your GPA and major, although with no information tying it to you. This information will only be used to improve the PIGclass service. </text:span></text:p>
      <text:h text:style-name="P3" text:outline-level="4"><text:span text:style-name="T15">How Your Information is Secured</text:span></text:h>
      <text:p text:style-name="P8"><text:span text:style-name="T8">It’s not for now.</text:span></text:p>
      <text:p text:style-name="P8"/>
      <text:p text:style-name="P12"><text:soft-page-break/>Global Privacy Practices</text:p>
      <text:p text:style-name="P8"><text:span text:style-name="T10">Since this service is only meant for students at the University of Illinois Urbana-Champaign, we do not expect users from countries other than the United States to use our service, and thus will not follow privacy requirements of any other country. 3</text:span><text:span text:style-name="T6">rd</text:span><text:span text:style-name="T10"> parties we use for our servers and database system may store or process data outside the United States.</text:span></text:p>
      <text:p text:style-name="P12">How We Communicate With You</text:p>
      <text:p text:style-name="P12"><text:span text:style-name="T9">Currently, our only form of communication with users is through notifications on our website, PIGclass.ml. We do not currently collect emails, and thus we will not email you in any situation, unless you contact us directly at (ADD EMAIL). Any email address directed to us will be stored. </text:span></text:p>
      <text:h text:style-name="P1" text:outline-level="3"><text:span text:style-name="T16">Complaints</text:span></text:h>
      <text:p text:style-name="P11"><text:span text:style-name="T12">If you have any concerns with how we handle your user data, please let us know. You can contact us by emailing (ADD EMAIL), and we will respond within 31 days. </text:span></text:p>
      <text:p text:style-name="P13">Changes to our Privacy Statement</text:p>
      <text:p text:style-name="P11"><text:span text:style-name="T11">As this service is still in its infancy, it is very likely that this Privacy Policy will be changed. We will provide a notification on our site before login to view our new terms of service whenever changed.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6T12:42:15.307687986</meta:creation-date>
    <dc:date>2019-10-26T13:24:14.697771386</dc:date>
    <meta:editing-duration>PT28M5S</meta:editing-duration>
    <meta:editing-cycles>6</meta:editing-cycles>
    <meta:generator>LibreOffice/6.3.2.2$Linux_X86_64 LibreOffice_project/30$Build-2</meta:generator>
    <meta:document-statistic meta:table-count="0" meta:image-count="0" meta:object-count="0" meta:page-count="2" meta:paragraph-count="21" meta:word-count="646" meta:character-count="3833" meta:non-whitespace-character-count="3200"/>
  </office:meta>
</office:document-meta>
</file>